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Segoe UI" svg:font-family="'Segoe UI'"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4">
      <loext:graphic-properties draw:fill="solid" draw:fill-color="#ffffff"/>
      <style:paragraph-properties fo:margin-top="0.1945in" fo:margin-bottom="0.1945in" loext:contextual-spacing="false" fo:background-color="#ffffff"/>
    </style:style>
    <style:style style:name="P2" style:family="paragraph" style:parent-style-name="List_20_Paragraph" style:list-style-name="WWNum1"/>
    <style:style style:name="P3" style:family="paragraph" style:parent-style-name="List_20_Paragraph">
      <style:text-properties fo:language="el" fo:country="GR"/>
    </style:style>
    <style:style style:name="P4" style:family="paragraph" style:parent-style-name="List_20_Paragraph" style:list-style-name="WWNum2"/>
    <style:style style:name="P5" style:family="paragraph" style:parent-style-name="List_20_Paragraph" style:list-style-name="WWNum7">
      <loext:graphic-properties draw:fill="solid" draw:fill-color="#ffffff"/>
      <style:paragraph-properties fo:margin-top="0in" fo:margin-bottom="0.0693in" loext:contextual-spacing="true" fo:line-height="100%" fo:background-color="#ffffff"/>
    </style:style>
    <style:style style:name="P6" style:family="paragraph" style:parent-style-name="Normal_20__28_Web_29_" style:list-style-name="WWNum9">
      <loext:graphic-properties draw:fill="solid" draw:fill-color="#e9e9e9"/>
      <style:paragraph-properties fo:margin-top="0.1665in" fo:margin-bottom="0in" loext:contextual-spacing="false" fo:background-color="#e9e9e9"/>
    </style:style>
    <style:style style:name="P7" style:family="paragraph" style:parent-style-name="Standard">
      <style:text-properties fo:language="el" fo:country="GR"/>
    </style:style>
    <style:style style:name="P8" style:family="paragraph" style:parent-style-name="Standard">
      <style:text-properties fo:font-size="12pt" fo:language="el" fo:country="GR"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text-properties officeooo:paragraph-rsid="0017227b"/>
    </style:style>
    <style:style style:name="P10" style:family="paragraph" style:parent-style-name="Standard">
      <style:text-properties officeooo:rsid="0017227b" officeooo:paragraph-rsid="0017227b"/>
    </style:style>
    <style:style style:name="P11" style:family="paragraph" style:parent-style-name="Standard">
      <style:text-properties fo:color="#81d41a" officeooo:rsid="0017227b" officeooo:paragraph-rsid="0017227b"/>
    </style:style>
    <style:style style:name="P12" style:family="paragraph" style:parent-style-name="Standard">
      <style:paragraph-properties fo:margin-left="0.5in" fo:margin-right="0in" fo:text-indent="0in" style:auto-text-indent="false"/>
    </style:style>
    <style:style style:name="P13" style:family="paragraph" style:parent-style-name="Standard">
      <loext:graphic-properties draw:fill="solid" draw:fill-color="#ffffff"/>
      <style:paragraph-properties fo:margin-top="0in" fo:margin-bottom="0.0693in" loext:contextual-spacing="false" fo:line-height="100%" fo:background-color="#ffffff"/>
    </style:style>
    <style:style style:name="P14" style:family="paragraph" style:parent-style-name="Standard">
      <loext:graphic-properties draw:fill="solid" draw:fill-color="#ffffff"/>
      <style:paragraph-properties fo:margin-top="0in" fo:margin-bottom="0.0693in" loext:contextual-spacing="false" fo:line-height="100%" fo:background-color="#ffffff"/>
      <style:text-properties fo:color="#333333" fo:font-size="12pt" style:text-underline-style="solid" style:text-underline-width="auto" style:text-underline-color="font-color" fo:font-weight="bold" style:font-name-asian="Times New Roman1" style:font-size-asian="12pt" style:font-weight-asian="bold" style:font-name-complex="Calibri1" style:font-size-complex="12pt" style:font-weight-complex="bold"/>
    </style:style>
    <style:style style:name="P15" style:family="paragraph" style:parent-style-name="Standard">
      <loext:graphic-properties draw:fill="solid" draw:fill-color="#ffffff"/>
      <style:paragraph-properties fo:margin-top="0in" fo:margin-bottom="0.0693in" loext:contextual-spacing="false" fo:line-height="100%" fo:background-color="#ffffff"/>
      <style:text-properties fo:color="#333333" fo:language="el" fo:country="GR" style:font-name-asian="Times New Roman1" style:font-name-complex="Calibri1"/>
    </style:style>
    <style:style style:name="P16" style:family="paragraph" style:parent-style-name="Standard">
      <loext:graphic-properties draw:fill="solid" draw:fill-color="#ffffff"/>
      <style:paragraph-properties fo:margin-top="0in" fo:margin-bottom="0.0693in" loext:contextual-spacing="false" fo:line-height="100%" fo:background-color="#ffffff"/>
      <style:text-properties fo:color="#333333" style:font-name-asian="Times New Roman1" style:font-name-complex="Calibri1"/>
    </style:style>
    <style:style style:name="P17" style:family="paragraph" style:parent-style-name="Standard" style:list-style-name="">
      <loext:graphic-properties draw:fill="solid" draw:fill-color="#ffffff"/>
      <style:paragraph-properties fo:margin-top="0.1945in" fo:margin-bottom="0.1945in" loext:contextual-spacing="false" fo:line-height="100%" fo:background-color="#ffffff"/>
    </style:style>
    <style:style style:name="P18" style:family="paragraph" style:parent-style-name="Standard" style:list-style-name="WWNum3">
      <loext:graphic-properties draw:fill="solid" draw:fill-color="#ffffff"/>
      <style:paragraph-properties fo:margin-top="0.1945in" fo:margin-bottom="0in" loext:contextual-spacing="false" fo:line-height="100%" fo:background-color="#ffffff"/>
    </style:style>
    <style:style style:name="P19" style:family="paragraph" style:parent-style-name="Standard" style:list-style-name="WWNum3">
      <loext:graphic-properties draw:fill="solid" draw:fill-color="#ffffff"/>
      <style:paragraph-properties fo:margin-top="0in" fo:margin-bottom="0.1945in" loext:contextual-spacing="false" fo:line-height="100%" fo:background-color="#ffffff"/>
    </style:style>
    <style:style style:name="P20" style:family="paragraph" style:parent-style-name="Standard" style:list-style-name="WWNum3">
      <loext:graphic-properties draw:fill="solid" draw:fill-color="#ffffff"/>
      <style:paragraph-properties fo:margin-top="0in" fo:margin-bottom="0in" loext:contextual-spacing="false" fo:line-height="100%" fo:background-color="#ffffff"/>
    </style:style>
    <style:style style:name="P21" style:family="paragraph" style:parent-style-name="Standard" style:list-style-name="WWNum9">
      <loext:graphic-properties draw:fill="solid" draw:fill-color="#e9e9e9"/>
      <style:paragraph-properties fo:margin-top="0.1945in" fo:margin-bottom="0.0835in" loext:contextual-spacing="false" fo:line-height="100%" fo:background-color="#e9e9e9"/>
      <style:text-properties fo:color="#333333" style:font-name="Source Sans Pro" fo:font-size="10pt" style:font-size-asian="10pt" style:font-size-complex="10pt"/>
    </style:style>
    <style:style style:name="P22" style:family="paragraph" style:parent-style-name="Standard" style:list-style-name="WWNum9">
      <loext:graphic-properties draw:fill="solid" draw:fill-color="#e9e9e9"/>
      <style:paragraph-properties fo:margin-top="0in" fo:margin-bottom="0.0835in" loext:contextual-spacing="false" fo:line-height="100%" fo:background-color="#e9e9e9"/>
    </style:style>
    <style:style style:name="P23" style:family="paragraph" style:parent-style-name="Standard">
      <loext:graphic-properties draw:fill="solid" draw:fill-color="#f5f5f5"/>
      <style:paragraph-properties fo:margin-top="0in" fo:margin-bottom="0.1043in" loext:contextual-spacing="false" fo:line-height="100%" fo:background-color="#f5f5f5" fo:padding="0.0972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4" style:family="paragraph" style:parent-style-name="Standard">
      <loext:graphic-properties draw:fill="solid" draw:fill-color="#f5f5f5"/>
      <style:paragraph-properties fo:margin-top="0in" fo:margin-bottom="0.1043in" loext:contextual-spacing="false" fo:line-height="100%" fo:background-color="#f5f5f5" fo:padding="0.0972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0pt" style:font-name-asian="Times New Roman1" style:font-size-asian="10pt" style:font-name-complex="Courier New2" style:font-size-complex="10pt"/>
    </style:style>
    <style:style style:name="P25" style:family="paragraph" style:parent-style-name="Standard" style:master-page-name="Standard">
      <style:paragraph-properties style:page-number="auto"/>
      <style:text-properties officeooo:paragraph-rsid="0017227b"/>
    </style:style>
    <style:style style:name="P26" style:family="paragraph" style:parent-style-name="text-small" style:list-style-name="WWNum4">
      <loext:graphic-properties draw:fill="solid" draw:fill-color="#ffffff"/>
      <style:paragraph-properties fo:margin-top="0.1945in" fo:margin-bottom="0.1945in" loext:contextual-spacing="false" fo:background-color="#ffffff"/>
    </style:style>
    <style:style style:name="P27" style:family="paragraph" style:parent-style-name="text-small" style:list-style-name="WWNum5">
      <loext:graphic-properties draw:fill="solid" draw:fill-color="#ffffff"/>
      <style:paragraph-properties fo:margin-top="0.1945in" fo:margin-bottom="0.1945in" loext:contextual-spacing="false" fo:background-color="#ffffff"/>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style:font-size-asian="12pt" style:font-size-complex="12pt"/>
    </style:style>
    <style:style style:name="T3" style:family="text">
      <style:text-properties fo:font-size="12pt" fo:language="el" fo:country="GR" style:text-underline-style="solid" style:text-underline-width="auto" style:text-underline-color="font-color" fo:font-weight="bold" style:font-size-asian="12pt" style:font-weight-asian="bold" style:font-size-complex="12pt" style:font-weight-complex="bold"/>
    </style:style>
    <style:style style:name="T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 style:family="text">
      <style:text-properties fo:font-size="12pt" style:text-underline-style="none" style:font-name-asian="Times New Roman1" style:font-size-asian="12pt" style:font-name-complex="Calibri1" style:font-size-complex="12pt"/>
    </style:style>
    <style:style style:name="T6" style:family="text">
      <style:text-properties fo:font-weight="bold" style:font-weight-asian="bold" style:font-weight-complex="bold"/>
    </style:style>
    <style:style style:name="T7" style:family="text">
      <style:text-properties fo:language="el" fo:country="GR"/>
    </style:style>
    <style:style style:name="T8" style:family="text">
      <style:text-properties fo:language="el" fo:country="GR" style:font-name-asian="Times New Roman1" style:font-name-complex="Calibri1"/>
    </style:style>
    <style:style style:name="T9" style:family="text">
      <style:text-properties fo:color="#333333" fo:font-size="12pt" fo:language="el" fo:country="GR" style:text-underline-style="solid" style:text-underline-width="auto" style:text-underline-color="font-color" fo:font-weight="bold" style:font-name-asian="Times New Roman1" style:font-size-asian="12pt" style:font-weight-asian="bold" style:font-name-complex="Calibri1" style:font-size-complex="12pt" style:font-weight-complex="bold"/>
    </style:style>
    <style:style style:name="T10" style:family="text">
      <style:text-properties fo:color="#333333" fo:font-size="12pt" style:text-underline-style="solid" style:text-underline-width="auto" style:text-underline-color="font-color" fo:font-weight="bold" style:font-name-asian="Times New Roman1" style:font-size-asian="12pt" style:font-weight-asian="bold" style:font-name-complex="Calibri1" style:font-size-complex="12pt" style:font-weight-complex="bold"/>
    </style:style>
    <style:style style:name="T11" style:family="text">
      <style:text-properties fo:color="#333333" style:font-name-asian="Times New Roman1" style:font-name-complex="Calibri1"/>
    </style:style>
    <style:style style:name="T12" style:family="text">
      <style:text-properties fo:color="#333333" fo:language="el" fo:country="GR" style:font-name-asian="Times New Roman1" style:font-name-complex="Calibri1"/>
    </style:style>
    <style:style style:name="T13" style:family="text">
      <style:text-properties fo:color="#333333" fo:font-weight="bold" style:font-name-asian="Times New Roman1" style:font-weight-asian="bold" style:font-name-complex="Calibri1" style:font-weight-complex="bold"/>
    </style:style>
    <style:style style:name="T14" style:family="text">
      <style:text-properties fo:color="#333333" style:font-name="Source Sans Pro" fo:font-size="10pt" fo:language="el" fo:country="GR" style:font-size-asian="10pt" style:font-size-complex="10pt"/>
    </style:style>
    <style:style style:name="T15" style:family="text">
      <style:text-properties fo:color="#333333" style:font-name="Source Sans Pro" fo:font-size="10pt" style:font-size-asian="10pt" style:font-size-complex="10pt"/>
    </style:style>
    <style:style style:name="T16" style:family="text">
      <style:text-properties fo:color="#333333" style:font-name="Consolas" fo:font-size="10pt" style:font-name-asian="Times New Roman1" style:font-size-asian="10pt" style:font-name-complex="Courier New2" style:font-size-complex="10pt"/>
    </style:style>
    <style:style style:name="T17" style:family="text">
      <style:text-properties fo:color="#333333" style:text-underline-style="solid" style:text-underline-width="auto" style:text-underline-color="font-color" fo:font-weight="bold" style:font-name-asian="Times New Roman1" style:font-weight-asian="bold" style:font-name-complex="Calibri1" style:font-weight-complex="bold"/>
    </style:style>
    <style:style style:name="T18" style:family="text">
      <style:text-properties style:font-name-asian="Times New Roman1" style:font-name-complex="Calibri1"/>
    </style:style>
    <style:style style:name="T19" style:family="text">
      <style:text-properties style:font-name="Segoe UI" fo:font-size="10pt" fo:background-color="#ffffff" loext:char-shading-value="0" style:font-size-asian="10pt" style:font-name-complex="Segoe UI1" style:font-size-complex="10pt"/>
    </style:style>
    <style:style style:name="T20" style:family="text">
      <style:text-properties fo:color="#24292e" style:font-name="Segoe UI" fo:font-size="10pt" style:font-name-asian="Times New Roman1" style:font-size-asian="10pt" style:font-name-complex="Segoe UI1" style:font-size-complex="10pt"/>
    </style:style>
    <style:style style:name="T21" style:family="text">
      <style:text-properties fo:color="#24292e" style:font-name="Segoe UI" fo:font-size="10pt" fo:font-weight="normal" style:font-size-asian="10pt" style:font-weight-asian="normal" style:font-name-complex="Segoe UI1" style:font-size-complex="10pt" style:font-weight-complex="normal"/>
    </style:style>
    <style:style style:name="T22" style:family="text">
      <style:text-properties fo:color="#24292e" style:font-name="Segoe UI" fo:font-size="10.5pt" style:font-name-asian="Times New Roman1" style:font-size-asian="10.5pt" style:font-name-complex="Segoe UI1" style:font-size-complex="10.5pt"/>
    </style:style>
    <style:style style:name="T23" style:family="text">
      <style:text-properties fo:color="#24292e" style:font-name="Segoe UI" fo:font-size="10.5pt" style:font-size-asian="10.5pt" style:font-name-complex="Segoe UI1" style:font-size-complex="10.5pt"/>
    </style:style>
    <style:style style:name="T24" style:family="text">
      <style:text-properties fo:color="#049ccf" style:font-name="Source Sans Pro" fo:font-size="10pt" fo:language="el" fo:country="GR" style:font-size-asian="10pt" style:font-size-complex="10pt"/>
    </style:style>
    <style:style style:name="T25" style:family="text">
      <style:text-properties fo:color="#049ccf" style:font-name="Source Sans Pro" fo:font-size="10pt" style:font-size-asian="10pt" style:font-size-complex="10pt"/>
    </style:style>
    <style:style style:name="T26" style:family="text">
      <style:text-properties fo:color="#ff0000" style:font-name="Consolas" fo:font-size="10pt" style:font-name-asian="Times New Roman1" style:font-size-asian="10pt" style:font-name-complex="Courier New2" style:font-size-complex="10pt"/>
    </style:style>
    <style:style style:name="T27" style:family="text">
      <style:text-properties style:text-position="super 58%"/>
    </style:style>
    <style:style style:name="T28" style:family="text">
      <style:text-properties fo:color="#81d41a"/>
    </style:style>
    <style:style style:name="T29"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9">10/2/21</text:p>
      <text:p text:style-name="Standard"><text:span text:style-name="T1">Blacklisted IP Addresses </text:span><text:span text:style-name="T2">: <text:tab/>Mini Documentation<text:tab/></text:span></text:p>
      <text:p text:style-name="Standard"><text:span text:style-name="T3">Πηγές</text:span><text:span text:style-name="T4"> </text:span><text:span text:style-name="T3">και</text:span><text:span text:style-name="T4"> </text:span><text:span text:style-name="T3">αξιοπιστία</text:span></text:p>
      <text:list xml:id="list2793781081" text:style-name="WWNum1">
        <text:list-item>
          <text:p text:style-name="P2"><text:span text:style-name="T6">FireHOL project <text:s/>Blocklist – ipsets</text:span> <text:s/>:<text:tab/><text:a xlink:type="simple" xlink:href="https://github.com/firehol/blocklist-ipsets" text:style-name="Internet_20_link" text:visited-style-name="Visited_20_Internet_20_Link">https://github.com/firehol/blocklist-ipsets</text:a></text:p>
        </text:list-item>
      </text:list>
      <text:p text:style-name="P12"><text:span text:style-name="T7">Οι πληροφορίες για κάθε </text:span>cyber<text:span text:style-name="T7"> </text:span>attack<text:span text:style-name="T7"> που σχετίζεται με </text:span>malware<text:span text:style-name="T7"> εξάγονται από το </text:span>project<text:span text:style-name="T7"> του </text:span>FireHOL<text:span text:style-name="T7">. Η πληροφορία είναι </text:span>IP<text:span text:style-name="T7"> </text:span>Addresses<text:span text:style-name="T7"> από τα οποία έχουν διαπραχθεί επιθέσεις.</text:span></text:p>
      <text:p text:style-name="List_20_Paragraph"><text:span text:style-name="T7">Οι αναφερόμενες </text:span>IP<text:span text:style-name="T7"> διευθύνσεις έχουν δοθεί από άλλους οργανισμούς και </text:span>project<text:span text:style-name="T7"> δηλαδή το </text:span>FireHol<text:span text:style-name="T7"> λειτουργεί ως </text:span>maintainer<text:span text:style-name="T7">.</text:span></text:p>
      <text:p text:style-name="List_20_Paragraph"><text:span text:style-name="T7">Οι οργανισμοί/</text:span>project<text:span text:style-name="T7"> που δίνουν την πληροφορία είναι υπεύθυνοι για την εγκυρότητα της άρα έχουν και τον έλεγχο της σε περίπτωση χρήσης από τρίτους (άδειες).</text:span></text:p>
      <text:p text:style-name="P3"/>
      <text:list xml:id="list163724034165905" text:continue-numbering="true" text:style-name="WWNum1">
        <text:list-item>
          <text:p text:style-name="P2"><text:span text:style-name="T6">GeoNames :</text:span><text:tab/><text:a xlink:type="simple" xlink:href="https://www.geonames.org/" text:style-name="Internet_20_link" text:visited-style-name="Visited_20_Internet_20_Link">https://www.geonames.org/</text:a></text:p>
        </text:list-item>
      </text:list>
      <text:p text:style-name="List_20_Paragraph"/>
      <text:p text:style-name="List_20_Paragraph">To<text:span text:style-name="T7"> </text:span>GeoNames<text:span text:style-name="T7"> <text:s/>είναι μια γεωγραφική βάση δεδομένων που περιέχει τις ακριβείς τοποθεσίες των κέντρων Χωρών και των περισσότερων πόλεων στον κόσμο.Η συγκεκριμένη χρησιμοποιείται αντιστοιχίζοντας τα δεδομένα που παίρνουμε από το πρότζεκτ </text:span>FireHOL<text:span text:style-name="T7"> με αυτά της βάσης , έτσι ώστε να έχουμε σχετική θέση του </text:span>attacker<text:span text:style-name="T7"> .Αυτό γίνεται για να αποφύγουμε περιπτώσεις λάθους στοχοποίησης κάποιας τοποθεσίας στο χάρτη λόγω άστοχης μετάφρασης </text:span>IP<text:span text:style-name="T7"> σε </text:span>Location<text:span text:style-name="T7"> (</text:span>lat<text:span text:style-name="T7">,</text:span>long<text:span text:style-name="T7">).</text:span></text:p>
      <text:p text:style-name="P3"/>
      <text:list xml:id="list163724719298568" text:continue-numbering="true" text:style-name="WWNum1">
        <text:list-item>
          <text:p text:style-name="P2"><text:span text:style-name="T6">IP2Location Lite DB5:</text:span> <text:a xlink:type="simple" xlink:href="https://lite.ip2location.com/" text:style-name="Internet_20_link" text:visited-style-name="Visited_20_Internet_20_Link">https://lite.ip2location.com/</text:a></text:p>
        </text:list-item>
      </text:list>
      <text:p text:style-name="List_20_Paragraph"/>
      <text:p text:style-name="List_20_Paragraph"><text:span text:style-name="T7">Το </text:span>IP<text:span text:style-name="T7">2</text:span>Location<text:span text:style-name="T7"> είναι οργανισμός που προσφέρει εργαλεία/εφαρμογές σχετικά με </text:span>internet<text:span text:style-name="T7"> </text:span>traffics<text:span text:style-name="T7">.Από εκεί χρησιμοποιούμε μια δωρέαν </text:span>database<text:span text:style-name="T7"> η οποία περιέχει </text:span>IP<text:span text:style-name="T7"> </text:span>Addresses<text:span text:style-name="T7"> ως κλειδιά και τοποθεσίες ως περιεχόμενο.’Ετσι αντιστοιχίζουμε τα </text:span>IP<text:span text:style-name="T7"> από το </text:span>FireHOL<text:span text:style-name="T7"> για να βρούμε την τοποθεσία τους.Η ακρίβεια που προσφέρει το </text:span>IP<text:span text:style-name="T7">2</text:span>Location<text:span text:style-name="T7"> σε επίπεδο πόλης είναι μεγαλύτερη του 60%.</text:span></text:p>
      <text:p text:style-name="P3"/>
      <text:p text:style-name="Standard"><text:span text:style-name="T3">Χαρακτηρισμός ως </text:span><text:span text:style-name="T4">malware</text:span></text:p>
      <text:p text:style-name="Standard"><text:span text:style-name="T7">Τα δεδομένα που εξάγονται από το </text:span>FireHol<text:span text:style-name="T7"> </text:span>project<text:span text:style-name="T7"> δεν είναι σίγουρα έγκυρα.Πολλές φορές παρατηρήθηκε πως προστέθηκαν </text:span>IP<text:span text:style-name="T7"> στις λίστες οι οποίες δεν είχαν σχέση με κάποιο συμβάν.Στα </text:span>issues<text:span text:style-name="T7"> του πρότζεκτ μπορεί να απευθυνθεί ο κάτοχος της συγκεκριμένης </text:span>IP<text:span text:style-name="T7"> και να απαιτήσει την διαγραφή της από τις λίστες.Αντίστοιχα μπορεί να αναζητήσει το </text:span>group<text:span text:style-name="T7"> που έστειλε την </text:span>IP<text:span text:style-name="T7"> στους </text:span>maintainers<text:span text:style-name="T7"> του </text:span>Firehol<text:span text:style-name="T7"> και να ζητήσει διαγραφή.</text:span></text:p>
      <text:p text:style-name="Standard"><text:soft-page-break/><text:span text:style-name="T7">Ο μόνος τρόπος να εξακριβώσουμε την εγκυρότητα της πληροφορίας είναι να αποκτήσουμε άδεια για κάθε γκρουπ </text:span>Ips<text:span text:style-name="T7"> που χρησιμοποιούμε έτσι ώστε να μάθουμε για ποιόν λόγο έγινε </text:span>target<text:span text:style-name="T7"> και μπήκε στις λίστες ως κακόβουλη.</text:span></text:p>
      <text:p text:style-name="P7"/>
      <text:p text:style-name="P8"/>
      <text:p text:style-name="P8"/>
      <text:p text:style-name="Standard"><text:span text:style-name="T4">S</text:span><text:span text:style-name="T3">/</text:span><text:span text:style-name="T4">W</text:span><text:span text:style-name="T3"> </text:span><text:span text:style-name="T4">modules</text:span></text:p>
      <text:p text:style-name="Standard">Geojson<text:span text:style-name="T7"> </text:span>Generator<text:span text:style-name="T7"> <text:s/></text:span></text:p>
      <text:list xml:id="list163725316261192" text:continue-numbering="true" text:style-name="WWNum1">
        <text:list-item>
          <text:p text:style-name="P2"><text:span text:style-name="T7">παράγει </text:span>json<text:span text:style-name="T7"> με τις τοποθεσίες των </text:span>attacker<text:span text:style-name="T7"> με πληροφορίες για κάθε μια ξεχωριστά.</text:span></text:p>
        </text:list-item>
        <text:list-item>
          <text:p text:style-name="P2">Python script</text:p>
        </text:list-item>
        <text:list-item>
          <text:p text:style-name="P2"><text:span text:style-name="T7">Την πρώτη φορά κατεβάζει όλα απαραίτητα αρχεία τοπικά.’Επειτα και σε κάθε εκτέλεση ελέγχει για ενημερώσεις σχετικά με νέες πληροφορίες και δημιουργεί/τροποποιεί το </text:span>json<text:span text:style-name="T7"> αρχείο.Το τελευταίο αποτελεί την «βάση δεδομένων» για το χάρτη. </text:span></text:p>
        </text:list-item>
        <text:list-item>
          <text:p text:style-name="P2"><text:span text:style-name="T7">Τωρινός χρόνος παραγωγής ~20 λετπά</text:span></text:p>
        </text:list-item>
      </text:list>
      <text:p text:style-name="List_20_Paragraph"><text:span text:style-name="T7">Στην επόμενη έκδοση , στην πρώτη εκτέλεση ο εκτιμώμενος χρόνος θα είναι 10 λεπτά και οι επόμενες φορές λιγότερο από λεπτό .Είναι δοκιμασμένο ήδη με κάποια </text:span>conflicts<text:span text:style-name="T7"> που θα λυθούν σύντομα.</text:span></text:p>
      <text:p text:style-name="P3"/>
      <text:p text:style-name="List_20_Paragraph"><text:span text:style-name="T7">Στην συνέχεια σχεδιάζω το συγκεκριμένο </text:span>tool<text:span text:style-name="T7"> να γίνει </text:span>service<text:span text:style-name="T7"> .Θα τρέχει παράλληλα με το σέρβερ από μια αρχική κατάσταση και έπειτα θα ανανεώνει το χάρτη κάθε φορά που μια νέα τοποθεσία προστεθεί ή αφαιρεθεί. </text:span></text:p>
      <text:p text:style-name="Standard">Worker<text:span text:style-name="T7">.</text:span>js</text:p>
      <text:list xml:id="list79563450" text:style-name="WWNum2">
        <text:list-item>
          <text:p text:style-name="P4">Backend<text:span text:style-name="T7"> </text:span>Javascript<text:span text:style-name="T7"> </text:span>worker<text:span text:style-name="T7"> ο οποίος δέχεται τοποθεσίες και όρια χάρτη και κατασκευάζει </text:span>clusters<text:span text:style-name="T7"> τα οποία δίνει ξανά στο στον χρήστη όταν εκείνος μετακινείται πάνω στο χάρτη.(αλλάζουν τα όρια του χάρτη)</text:span></text:p>
        </text:list-item>
        <text:list-item>
          <text:p text:style-name="P4"><text:span text:style-name="T7">Χρόνος απόκρισης και παραγωγής </text:span>clusters<text:span text:style-name="T7"> 150-350 </text:span>milliseconds<text:span text:style-name="T7"> για ολόκληρο το </text:span>dataset<text:span text:style-name="T7"> και μικρότερο κάθε φορά που ζουμάρουμε αφού μειώνονται τα δεδομένα.</text:span></text:p>
        </text:list-item>
      </text:list>
      <text:p text:style-name="P3"/>
      <text:p text:style-name="P13"><text:span text:style-name="T9">Σύγκριση με άλλα αντίστοιχα (</text:span><text:span text:style-name="T10">open</text:span><text:span text:style-name="T9"> </text:span><text:span text:style-name="T10">source</text:span><text:span text:style-name="T9">) </text:span><text:span text:style-name="T10">tools</text:span></text:p>
      <text:p text:style-name="P14"/>
      <text:p text:style-name="P13"><text:span text:style-name="T11">Todo : Research OpenCti , Misp</text:span></text:p>
      <text:p text:style-name="P15"/>
      <text:p text:style-name="P13"><text:span text:style-name="T12">(Οσον αφορά το </text:span><text:span text:style-name="T11">cyber</text:span><text:span text:style-name="T12"> </text:span><text:span text:style-name="T11">attack</text:span><text:span text:style-name="T12"> , τα περισσότερα που έχω συναντήσει είναι </text:span><text:span text:style-name="T11">heatmaps</text:span><text:span text:style-name="T12">.Ο χρήστης πρέπει να ανατρέξει σε άλλη σελίδα ή </text:span><text:span text:style-name="T11">popup</text:span><text:span text:style-name="T12"> για να δει στατιστικά και αναλυτικότερα τα στοιχεία.</text:span></text:p>
      <text:p text:style-name="P13"><text:soft-page-break/><text:span text:style-name="T12">Πχ </text:span><text:a xlink:type="simple" xlink:href="http://iplists.firehol.org/?ipset=bambenek_hesperbot#country_map:~:text=Country%20Map%20of%20bambenek_hesperbot" text:style-name="Internet_20_link" text:visited-style-name="Visited_20_Internet_20_Link"><text:span text:style-name="T8">http://iplists.firehol.org/?ipset=bambenek_hesperbot#country_map:~:text=Country%20Map%20of%20bambenek_hesperbot</text:span></text:a></text:p>
      <text:p text:style-name="P15"/>
      <text:p text:style-name="P13"><text:span text:style-name="T12">Σχετικά όμως με το </text:span><text:span text:style-name="T11">clustering</text:span><text:span text:style-name="T12"> και την ταχύτητα έχω βρει το </text:span><text:span text:style-name="T11">OpenLitterMap</text:span><text:span text:style-name="T12"> .</text:span></text:p>
      <text:p text:style-name="P13"><text:span text:style-name="T12">Το παραπάνω είναι αρκετά πιο γρήγορο από το δικό μας, μέχρι τώρα. )</text:span></text:p>
      <text:p text:style-name="P13"><text:a xlink:type="simple" xlink:href="https://openlittermap.com/global" text:style-name="Internet_20_link" text:visited-style-name="Visited_20_Internet_20_Link"><text:span text:style-name="T8">https://openlittermap.com/global</text:span></text:a></text:p>
      <text:p text:style-name="P15"/>
      <text:p text:style-name="P15"/>
      <text:p text:style-name="P15"/>
      <text:p text:style-name="P15"/>
      <text:p text:style-name="P15"/>
      <text:p text:style-name="P15"/>
      <text:p text:style-name="P15"/>
      <text:p text:style-name="P13"><text:span text:style-name="T9">Πιθανοί νομικοί η άλλοι περιορισμοί χρήσης αυτής της πληροφορίας</text:span></text:p>
      <text:p text:style-name="P13"><text:span text:style-name="T13">FireHOL</text:span><text:span text:style-name="T11"> </text:span><text:a xlink:type="simple" xlink:href="https://github.com/firehol/firehol/blob/master/COPYING" text:style-name="Internet_20_link" text:visited-style-name="Visited_20_Internet_20_Link"><text:span text:style-name="T18">https://github.com/firehol/firehol/blob/master/COPYING</text:span></text:a></text:p>
      <text:p text:style-name="P13"><text:span text:style-name="T19">The GNU GPL is the most widely used free software license and has a strong copyleft requirement. When distributing derived works, the source code of the work must be made available under the same license. There are multiple variants of the GNU GPL, each with different requirements.</text:span></text:p>
      <text:h text:style-name="P17" text:outline-level="4"><text:span text:style-name="T20">Permissions</text:span></text:h>
      <text:list xml:id="list3274524365" text:style-name="WWNum3">
        <text:list-item>
          <text:p text:style-name="P18"><text:span text:style-name="T22"> Commercial use</text:span></text:p>
        </text:list-item>
        <text:list-item>
          <text:p text:style-name="P20"><text:span text:style-name="T22"> Modification</text:span></text:p>
        </text:list-item>
        <text:list-item>
          <text:p text:style-name="P20"><text:span text:style-name="T22"> Distribution</text:span></text:p>
        </text:list-item>
        <text:list-item>
          <text:p text:style-name="P19"><text:span text:style-name="T22"> Private use</text:span></text:p>
        </text:list-item>
      </text:list>
      <text:h text:style-name="P1" text:outline-level="4"><text:span text:style-name="T21">Limitations</text:span></text:h>
      <text:list xml:id="list1201495813" text:style-name="WWNum4">
        <text:list-item>
          <text:p text:style-name="P26"><text:span text:style-name="T23"> </text:span><text:span text:style-name="v-align-middle"><text:span text:style-name="T23">Liability</text:span></text:span></text:p>
        </text:list-item>
        <text:list-item>
          <text:p text:style-name="P26"><text:span text:style-name="T23"> </text:span><text:span text:style-name="v-align-middle"><text:span text:style-name="T23">Warranty</text:span></text:span></text:p>
        </text:list-item>
      </text:list>
      <text:h text:style-name="P1" text:outline-level="4"><text:span text:style-name="T21">Conditions</text:span></text:h>
      <text:list xml:id="list1623939538" text:style-name="WWNum5">
        <text:list-item>
          <text:p text:style-name="P27"><text:span text:style-name="T23"> </text:span><text:span text:style-name="v-align-middle"><text:span text:style-name="T23">License and copyright notice</text:span></text:span></text:p>
        </text:list-item>
        <text:list-item>
          <text:p text:style-name="P27"><text:span text:style-name="T23"> </text:span><text:span text:style-name="v-align-middle"><text:span text:style-name="T23">State changes</text:span></text:span></text:p>
        </text:list-item>
        <text:list-item>
          <text:p text:style-name="P27"><text:span text:style-name="T23"> </text:span><text:span text:style-name="v-align-middle"><text:span text:style-name="T23">Disclose source</text:span></text:span></text:p>
        </text:list-item>
        <text:list-item>
          <text:p text:style-name="P27"><text:span text:style-name="T23"> </text:span><text:span text:style-name="v-align-middle"><text:span text:style-name="T23">Same license</text:span></text:span></text:p>
        </text:list-item>
      </text:list>
      <text:p text:style-name="P16"/>
      <text:p text:style-name="P13"><text:soft-page-break/><text:span text:style-name="T13">GeoNames </text:span><text:a xlink:type="simple" xlink:href="https://creativecommons.org/licenses/by/4.0/legalcode" text:style-name="Internet_20_link" text:visited-style-name="Visited_20_Internet_20_Link"><text:span text:style-name="T18">https://creativecommons.org/licenses/by/4.0/legalcode</text:span></text:a></text:p>
      <text:p text:style-name="P16"/>
      <text:p text:style-name="P13"><text:span text:style-name="T11">Share-copy and redistribute the material in any medium or format</text:span></text:p>
      <text:p text:style-name="P13"><text:span text:style-name="T11">Adapt – remix , transform and build upon the material for any purpose , even commercially.</text:span></text:p>
      <text:p text:style-name="P13"><text:span text:style-name="T11">Attribution — You must give appropriate credit, provide a link to the license, and indicate if changes were made. You may do so in any reasonable manner, but not in any way that suggests the licensor endorses you or your use.</text:span></text:p>
      <text:p text:style-name="P16"/>
      <text:p text:style-name="P13"><text:span text:style-name="T11">No additional restrictions — You may not apply legal terms or technological measures that legally restrict others from doing anything the license permits.</text:span></text:p>
      <text:p text:style-name="P16"/>
      <text:p text:style-name="P13"><text:span text:style-name="T11">You do not have to comply with the license for elements of the material in the public domain or where your use is permitted by an applicable exception or limitation.</text:span></text:p>
      <text:p text:style-name="P13"><text:span text:style-name="T11">No warranties are given. The license may not give you all of the permissions necessary for your intended use. For example, other rights such as publicity, privacy, or moral rights may limit how you use the material.</text:span></text:p>
      <text:list xml:id="list3678483710" text:style-name="WWNum9">
        <text:list-item>
          <text:p text:style-name="P21"/>
          <text:list>
            <text:list-item>
              <text:p text:style-name="P6"><text:span text:style-name="T14">Αν πραγματοποιείτε Διαμοιρασμό του Αντικειμένου της Αδειοδότησης (συμπεριλαμβανομένης της τροποποιημένης μορφής), Εσείς είστε υποχρεωμένοι/-ες:</text:span></text:p>
              <text:list>
                <text:list-item>
                  <text:p text:style-name="P22"><text:span text:style-name="T14">να διατηρήσετε, εφόσον παρέχονται από το/τη Χορηγούντα/-ούσα την Άδεια (Αδειοδότη/-ούσα) με το Αντικείμενο Αδειοδότησης τα εξής:</text:span></text:p>
                  <text:list>
                    <text:list-item>
                      <text:p text:style-name="P22"><text:span text:style-name="T14">αναγνώριση του/της/των δημιουργού/ δημιουργών του Αντικειμένου Αδειοδότησης και οποιωνδήποτε άλλων προσώπων που έχει οριστεί ότι δικαιούνται αναγνώρισης με οποιονδήποτε εύλογο τρόπο, ο οποίος απαιτείται από το/τη Χορηγούντα/-ούσα την Άδεια (Αδειοδότη/-ούσα) (συμπεριλαμβανομένου του ψευδωνύμου, αν αυτό έχει οριστεί)</text:span></text:p>
                    </text:list-item>
                    <text:list-item>
                      <text:p text:style-name="P22"><text:span text:style-name="T15">γνωστοποίηση των Δικαιωμάτων Πνευματικής Ιδιοκτησίας</text:span></text:p>
                    </text:list-item>
                    <text:list-item>
                      <text:p text:style-name="P22"><text:span text:style-name="T14">γνωστοποίηση που αναφέρεται στην παρούσα Δημόσια Άδεια</text:span></text:p>
                    </text:list-item>
                    <text:list-item>
                      <text:p text:style-name="P22"><text:span text:style-name="T14">γνωστοποίηση που αναφέρεται στην αποποίηση εγγυήσεων</text:span></text:p>
                    </text:list-item>
                    <text:list-item>
                      <text:p text:style-name="P22"><text:span text:style-name="T14">κανονιστικό Αναγνωριστικό Πόρου (</text:span><text:span text:style-name="T15">URI</text:span><text:span text:style-name="T14">) ή υπερσύνδεσμο στο Αντικείμενο Αδειοδότησης, στο βαθμό που αυτό είναι εύλογα δυνατό.</text:span></text:p>
                    </text:list-item>
                  </text:list>
                </text:list-item>
                <text:list-item>
                  <text:p text:style-name="P22"><text:span text:style-name="T14">να αναφέρετε αν Εσείς τροποποιήσατε το Αντικείμενο Αδειοδότησης και να διατηρείτε αναφορά για οποιαδήποτε προηγούμενη τροποποίηση και</text:span></text:p>
                </text:list-item>
                <text:list-item>
                  <text:p text:style-name="P22"><text:span text:style-name="T14">να αναφέρετε ότι το Αντικείμενο Αδειοδότησης αδειοδοτείται υπό τους όρους της παρούσας Δημόσιας Άδειας και να συμπεριλαμβάνετε το κείμενο ή το Κανονιστικό Αναγνωριστικό Πόρου (</text:span><text:span text:style-name="T15">URI</text:span><text:span text:style-name="T14">) ή τον υπερσύνδεσμο, της παρούσας Δημόσιας Άδειας.</text:span></text:p>
                </text:list-item>
              </text:list>
            </text:list-item>
            <text:list-item>
              <text:p text:style-name="P22"><text:soft-page-break/><text:span text:style-name="T14">Μπορείτε να ικανοποιήσετε τις προϋποθέσεις του Άρθρου</text:span><text:span text:style-name="T15"> </text:span><text:a xlink:type="simple" xlink:href="https://creativecommons.org/licenses/by/4.0/legalcode.el#s3a1" text:style-name="Internet_20_link" text:visited-style-name="Visited_20_Internet_20_Link"><text:span text:style-name="T24">3(</text:span></text:a><text:a xlink:type="simple" xlink:href="https://creativecommons.org/licenses/by/4.0/legalcode.el#s3a1" text:style-name="Internet_20_link" text:visited-style-name="Visited_20_Internet_20_Link"><text:span text:style-name="T25">a</text:span></text:a><text:a xlink:type="simple" xlink:href="https://creativecommons.org/licenses/by/4.0/legalcode.el#s3a1" text:style-name="Internet_20_link" text:visited-style-name="Visited_20_Internet_20_Link"><text:span text:style-name="T24">)(1)</text:span></text:a><text:span text:style-name="T15"> </text:span><text:span text:style-name="T14">με οποιονδήποτε εύλογο τρόπο βάσει του μέσου, του τρόπου και του πλαισίου με τα οποία Εσείς πραγματοποιήσατε Διαμοιρασμό του Αντικειμένου Αδειοδότησης. Για παράδειγμα, μπορεί να είναι εύλογο να ικανοποιήσετε τις προϋποθέσεις παρέχοντας ένα Κανονιστικό Αναγνωριστικό Πόρου (</text:span><text:span text:style-name="T15">URI</text:span><text:span text:style-name="T14">) ή έναν υπερσύνδεσμο σε μια πηγή που περιλαμβάνει τις απαιτούμενες πληροφορίες.</text:span></text:p>
            </text:list-item>
            <text:list-item>
              <text:p text:style-name="P22"><text:span text:style-name="T14">Αν ζητηθεί από το/τη Χορηγούντα/-ούσα την Άδεια (Αδειοδότη/-ούσα), είστε υποχρεωμένοι/-ες να αφαιρέσετε οποιαδήποτε πληροφορία που απαιτείται από το Άρθρο</text:span><text:span text:style-name="T15"> </text:span><text:a xlink:type="simple" xlink:href="https://creativecommons.org/licenses/by/4.0/legalcode.el#s3a1A" text:style-name="Internet_20_link" text:visited-style-name="Visited_20_Internet_20_Link"><text:span text:style-name="T24">3(</text:span></text:a><text:a xlink:type="simple" xlink:href="https://creativecommons.org/licenses/by/4.0/legalcode.el#s3a1A" text:style-name="Internet_20_link" text:visited-style-name="Visited_20_Internet_20_Link"><text:span text:style-name="T25">a</text:span></text:a><text:a xlink:type="simple" xlink:href="https://creativecommons.org/licenses/by/4.0/legalcode.el#s3a1A" text:style-name="Internet_20_link" text:visited-style-name="Visited_20_Internet_20_Link"><text:span text:style-name="T24">)(1)(</text:span></text:a><text:a xlink:type="simple" xlink:href="https://creativecommons.org/licenses/by/4.0/legalcode.el#s3a1A" text:style-name="Internet_20_link" text:visited-style-name="Visited_20_Internet_20_Link"><text:span text:style-name="T25">A</text:span></text:a><text:a xlink:type="simple" xlink:href="https://creativecommons.org/licenses/by/4.0/legalcode.el#s3a1A" text:style-name="Internet_20_link" text:visited-style-name="Visited_20_Internet_20_Link"><text:span text:style-name="T24">)</text:span></text:a><text:span text:style-name="T15"> </text:span><text:span text:style-name="T14">στο βαθμό που αυτό είναι δυνατόν.</text:span></text:p>
            </text:list-item>
          </text:list>
        </text:list-item>
        <text:list-item>
          <text:p text:style-name="P22"><text:span text:style-name="T15">A</text:span><text:span text:style-name="T14">ν πραγματοποιείτε Διαμοιρασμό του Υλικού που Προέρχεται από Προσαρμογή, Τροποποίηση ή Διασκευή (Τροποποίηση) που Εσείς έχετε πραγματοποιήσει, η Άδεια του Διενεργούντος/-ούσας την Προσαρμογή που εφαρμόζετε δεν πρέπει να εμποδίζει αποδέκτες του Υλικού που προέρχεται από Προσαρμογή, Τροποποίηση ή Διασκευή (Τροποποίηση) από το να συμμορφώνονται με την παρούσα Δημόσια Άδεια.</text:span></text:p>
        </text:list-item>
      </text:list>
      <text:p text:style-name="P15"/>
      <text:p text:style-name="P14"/>
      <text:p text:style-name="P13"><text:span text:style-name="T10">IP2Location <text:s/></text:span></text:p>
      <text:p text:style-name="P13"><text:a xlink:type="simple" xlink:href="https://lite.ip2location.com/terms-of-use" text:style-name="Internet_20_link" text:visited-style-name="Visited_20_Internet_20_Link"><text:span text:style-name="T5">https://lite.ip2location.com/terms-of-use</text:span></text:a></text:p>
      <text:p text:style-name="P16"/>
      <text:p text:style-name="P23"><text:span text:style-name="T16">Except as expressly permitted in this Agreement, Licensee may not, nor may Licensee permit others to:</text:span></text:p>
      <text:p text:style-name="P24"/>
      <text:p text:style-name="P23"><text:span text:style-name="T16">(a) allow anyone other than Licensee, Licensee’s employees, Licensee’s contractors or Licensee’s vendors to access the IP2Location Products, or any portion thereof, without Hexasoft's express written permission,</text:span></text:p>
      <text:p text:style-name="P23"><text:span text:style-name="T26">(b) use the IP2Location Products to develop a database, web service, online or similar service, or other information resource in any media for sale to, distribute to, display to or use by others,</text:span></text:p>
      <text:p text:style-name="P16"/>
      <text:p text:style-name="P13"><text:span text:style-name="T17">OpenStreetMap</text:span><text:span text:style-name="T11"> </text:span><text:a xlink:type="simple" xlink:href="https://www.openstreetmap.org/copyright" text:style-name="Internet_20_link" text:visited-style-name="Visited_20_Internet_20_Link"><text:span text:style-name="T18">https://www.openstreetmap.org/copyright</text:span></text:a></text:p>
      <text:p text:style-name="P13"><text:span text:style-name="T11">//Add contributors bottom right!</text:span></text:p>
      <text:p text:style-name="P16"/>
      <text:p text:style-name="P16"/>
      <text:p text:style-name="P16"/>
      <text:p text:style-name="P16"/>
      <text:p text:style-name="P16"/>
      <text:p text:style-name="P16"/>
      <text:p text:style-name="P16"/>
      <text:p text:style-name="P16"/>
      <text:p text:style-name="P16"/>
      <text:p text:style-name="P13"><text:soft-page-break/><text:span text:style-name="T9">Πιθανά</text:span><text:span text:style-name="T10"> functionality </text:span><text:span text:style-name="T9">που</text:span><text:span text:style-name="T10"> </text:span><text:span text:style-name="T9">μπορεί</text:span><text:span text:style-name="T10"> </text:span><text:span text:style-name="T9">να</text:span><text:span text:style-name="T10"> </text:span><text:span text:style-name="T9">προσθέσουν</text:span><text:span text:style-name="T10"> </text:span><text:span text:style-name="T9">αξία</text:span></text:p>
      <text:list xml:id="list3125990986" text:style-name="WWNum7">
        <text:list-item>
          <text:p text:style-name="P5"><text:span text:style-name="T12">Το </text:span><text:span text:style-name="T11">address</text:span><text:span text:style-name="T12"> </text:span><text:span text:style-name="T11">resolution</text:span><text:span text:style-name="T12"> μπορεί να δώσει πληροφορία για την συγκεκριμένη τοποθεσία πχ </text:span><text:span text:style-name="T11">subnet</text:span><text:span text:style-name="T12"> ή όχι.Η ανάλυση της μπορεί όμως να δώσει λανθασμένα συμπεράσματα λόγω μειωμένης ακρίβειας.</text:span></text:p>
        </text:list-item>
        <text:list-item>
          <text:p text:style-name="P5"><text:span text:style-name="T12">Οι πληροφορίες που έχουμε είναι συνήθως για τον </text:span><text:span text:style-name="T11">Command</text:span><text:span text:style-name="T12"> </text:span><text:span text:style-name="T11">and</text:span><text:span text:style-name="T12"> </text:span><text:span text:style-name="T11">Control</text:span><text:span text:style-name="T12"> </text:span><text:span text:style-name="T11">server</text:span><text:span text:style-name="T12"> των </text:span><text:span text:style-name="T11">attackers</text:span><text:span text:style-name="T12">.Συνεπώς αφού πρόκειται για </text:span><text:span text:style-name="T11">servers</text:span><text:span text:style-name="T12"> που έχουν γίνει ένα με το </text:span><text:span text:style-name="T11">traffic</text:span><text:span text:style-name="T12"> ,θα έχουν πολλές φορές κοινό </text:span><text:span text:style-name="T11">target</text:span><text:span text:style-name="T12">.Αναζητώ τρόπο να τροποποιήσω το </text:span><text:span text:style-name="T11">geojson</text:span><text:span text:style-name="T12"> </text:span><text:span text:style-name="T11">generator</text:span><text:span text:style-name="T12"> ώστε να έχω εξαρχής πληροφορίες για τον </text:span><text:span text:style-name="T11">c</text:span><text:span text:style-name="T12">&amp;</text:span><text:span text:style-name="T11">c</text:span><text:span text:style-name="T12"> </text:span><text:span text:style-name="T11">server</text:span><text:span text:style-name="T12"> έτσι ώστε να μην κάνω την ομαδοποίηση </text:span><text:span text:style-name="T11">client</text:span><text:span text:style-name="T12"> </text:span><text:span text:style-name="T11">side</text:span><text:span text:style-name="T12">.</text:span></text:p>
        </text:list-item>
        <text:list-item>
          <text:p text:style-name="P5"><text:span text:style-name="T12">Το </text:span><text:span text:style-name="T11">GeoJson</text:span><text:span text:style-name="T12"> </text:span><text:span text:style-name="T11">generator</text:span><text:span text:style-name="T12"> μπορεί να παράγει διαφόρων τύπου αρχεία με τις πληροφορίες τοποθεσιών οπότε μπορεί το προιόν να χρησιμοποιηθεί σε πολλές μορφές και απο διαφορετικά </text:span><text:span text:style-name="T11">software</text:span><text:span text:style-name="T12"> </text:span><text:span text:style-name="T11">tools</text:span><text:span text:style-name="T12">. Παράλληλα ο </text:span><text:span text:style-name="T11">server</text:span><text:span text:style-name="T12"> μπορεί να δεχθεί και άλλα αρχεία και να φορτώσει πολλαπλές τοποθεσίες .Ομως όταν το </text:span><text:span text:style-name="T11">geojson</text:span><text:span text:style-name="T12"> θα γίνει </text:span><text:span text:style-name="T11">service</text:span><text:span text:style-name="T12"> θα αλλάξει δομή και δεν ξέρω κατά πόσο θα μπορει να χρησιμοποιηθεί αυτούσιο. </text:span></text:p>
        </text:list-item>
        <text:list-item>
          <text:p text:style-name="P5"><text:span text:style-name="T12">Σχετικά με τα </text:span><text:span text:style-name="T11">timestamps</text:span><text:span text:style-name="T12"> δεν έχω κρατήσει κάποιο αρχείο για εισαγωγές και διαγραφές διευθύνσεων απο τις λίστες.Μπορώ να αποθηκεύω την πληροφορία ανάλογα με τις αντίστοιχες αλλαγές που γίνονται καθημερινά στο </text:span><text:span text:style-name="T11">git</text:span><text:span text:style-name="T12"> </text:span><text:span text:style-name="T11">repo</text:span><text:span text:style-name="T12"> του </text:span><text:span text:style-name="T11">FireHOL</text:span><text:span text:style-name="T12">.</text:span></text:p>
        </text:list-item>
      </text:list>
      <text:p text:style-name="P15"/>
      <text:p text:style-name="Standard"/>
      <text:p text:style-name="Standard"/>
      <text:p text:style-name="P10">30/06/21</text:p>
      <text:p text:style-name="P10"/>
      <text:p text:style-name="P10"><text:span text:style-name="T6">Geojson generator </text:span></text:p>
      <text:p text:style-name="P10">Init on a firehol_project forked repo</text:p>
      <text:p text:style-name="P10">Steps:</text:p>
      <text:p text:style-name="P10">1)Fetch whole repo (1<text:span text:style-name="T27">st</text:span> day just clone) </text:p>
      <text:p text:style-name="P10">2)Check for differences between <text:span text:style-name="T28">database</text:span> and daily commit </text:p>
      <text:p text:style-name="P10">3)Store diffs and put them on map</text:p>
      <text:p text:style-name="P10">4)Hard reset repo</text:p>
      <text:p text:style-name="P10"/>
      <text:p text:style-name="P11"><text:span text:style-name="T29">The</text:span> <text:span text:style-name="T6">database</text:span> <text:span text:style-name="T29">consists of Ips that have not been removed for the last 7 days .</text:span></text:p>
      <text:p text:style-name="P11"><text:span text:style-name="T29">Database is being recreated . Timestamps</text:span></text:p>
      <text:p text:style-name="P11"><text:span text:style-name="T29"/></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Segoe UI" svg:font-family="'Segoe UI'"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default-outline-level="4"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ext-smal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cense"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v-align-middle" style:family="text" style:parent-style-name="Default_20_Paragraph_20_Font"/>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6"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8"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0"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3"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4"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7"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8"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9"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1"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4"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5"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6"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7"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8"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9"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0"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1"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3"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4"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5"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6"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7"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8"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9"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0"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1"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i" text:display-levels="2">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s Djd</meta:initial-creator>
    <meta:editing-cycles>12</meta:editing-cycles>
    <meta:creation-date>2021-02-10T00:14:00</meta:creation-date>
    <dc:date>2021-07-01T16:37:23.153062209</dc:date>
    <meta:editing-duration>PT4H1M7S</meta:editing-duration>
    <meta:generator>LibreOffice/6.4.7.2$Linux_X86_64 LibreOffice_project/40$Build-2</meta:generator>
    <meta:document-statistic meta:table-count="0" meta:image-count="0" meta:object-count="0" meta:page-count="6" meta:paragraph-count="90" meta:word-count="1428" meta:character-count="9867" meta:non-whitespace-character-count="85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